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Arial" fo:background-color="transparent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use-window-font-color="true" style:font-name="Arial" fo:font-style="normal" fo:font-weight="normal" fo:background-color="transparent"/>
    </style:style>
    <style:style style:name="P3" style:family="paragraph" style:parent-style-name="Text_20_body" style:list-style-name="L1">
      <style:paragraph-properties fo:background-color="transparent">
        <style:background-image/>
      </style:paragraph-properties>
      <style:text-properties style:use-window-font-color="true" style:font-name="Arial" fo:background-color="transparent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  <style:text-properties style:use-window-font-color="true" style:font-name="Arial" fo:font-style="normal" fo:font-weight="normal"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úvidas:</text:h>
      <text:list xml:id="list894158578" text:style-name="L1">
        <text:list-item>
          <text:p text:style-name="P3">O historial de tratamento/conservação – existe informação das peças em questão <text:s/>relativamente ao seu historial?</text:p>
        </text:list-item>
        <text:list-item>
          <text:p text:style-name="P3">IndexingCreators, no caso das gravuras, existe apenas uma referencia ao nome do autor/produtor, nunca se sabe se para o futuro poderão refinar essa info. Neste momento para o autor/produtor podemos guardar info acerca dos nomes, nacionalidades, datas vitais e papel que desempenhava (é necessário manter registo destes aspectos todos? maioria é core);</text:p>
        </text:list-item>
        <text:list-item>
          <text:p text:style-name="P3">No <text:span text:style-name="T5">cdwa </text:span><text:span text:style-name="T4">existe o campo </text:span><text:span text:style-name="T5">style</text:span> que corresponde ao período artístico/estilo do objecto, é possível acrescentar esta informação aos objectos em causa? Pelo que nos parece eles são praticamente todos do mesmo estilo...</text:p>
        </text:list-item>
        <text:list-item>
          <text:p text:style-name="P3">creationPlaces, local da criação do objecto, é possível obter esta informação para as fotografias e para a zincogravuras?</text:p>
        </text:list-item>
        <text:list-item>
          <text:p text:style-name="P3">Historial da exibição de um objeto. Existe esta informação?</text:p>
        </text:list-item>
        <text:list-item>
          <text:p text:style-name="P3"><text:span text:style-name="T5">LocationsReps</text:span>, nome localização geográfica do repositório onde o objecto está, segunda as normas do <text:span text:style-name="T5">cdwa</text:span><text:span text:style-name="T4"> é um campo obrigatório, por isso qual o valor que devemos colocar relativamente às peças em questão?</text:span></text:p>
        </text:list-item>
        <text:list-item>
          <text:p text:style-name="P3">RightsWork, direitos de autor, as peças tem direitos de autor?</text:p>
        </text:list-item>
        <text:list-item>
          <text:p text:style-name="P3">As fotografias têm imagens associadas, por isso, para inserir essa informação na base de dados, será útil ter as imagens. É possível?</text:p>
        </text:list-item>
        <text:list-item>
          <text:p text:style-name="P3">"Impressa no “Almanaque Ilustrado” 1983:14" a <text:span text:style-name="T2">corresponde o número 14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4:24:30</meta:creation-date>
    <meta:editing-duration>PT33M42S</meta:editing-duration>
    <meta:editing-cycles>3</meta:editing-cycles>
    <meta:generator>LibreOffice/3.4$Unix LibreOffice_project/340m1$Build-402</meta:generator>
    <meta:initial-creator>miguel </meta:initial-creator>
    <dc:date>2012-02-11T18:54:16</dc:date>
    <dc:creator>miguel </dc:creator>
    <meta:document-statistic meta:table-count="0" meta:image-count="0" meta:object-count="0" meta:page-count="1" meta:paragraph-count="10" meta:word-count="211" meta:character-count="1342" meta:non-whitespace-character-count="1149"/>
  </office:meta>
</office:document-meta>
</file>